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A0000001408D88B5A2A5985C42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in Modern Mono1" svg:font-family="'Latin Modern Mono'" style:font-pitch="fixed"/>
    <style:font-face style:name="Latin Modern Mono2" svg:font-family="'Latin Modern Mono'" style:font-adornments="10 Regular" style:font-pitch="fixed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229cm"/>
    </style:style>
    <style:style style:name="gr2" style:family="graphic" style:parent-style-name="standard">
      <style:graphic-properties draw:stroke="none" svg:stroke-color="#000000" draw:fill="none" draw:fill-color="#ffffff" fo:min-height="0.95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 draw:fill-color="#ffffff"/>
      <style:text-properties style:font-name="Latin Modern Mono2" fo:font-size="13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style:font-name="Latin Modern Mono2" fo:font-size="13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4.1cm" svg:height="1.479cm" svg:x="4.4cm" svg:y="6.121cm">
          <draw:text-box>
            <text:p><text:span text:style-name="T1">weight of parameters</text:span></text:p>
          </draw:text-box>
        </draw:frame>
        <draw:frame draw:style-name="gr2" draw:text-style-name="P1" draw:layer="layout" svg:width="2cm" svg:height="1.2cm" svg:x="1.4cm" svg:y="4cm">
          <draw:text-box>
            <text:p><text:span text:style-name="T1">epoch</text:span></text:p>
          </draw:text-box>
        </draw:frame>
        <draw:frame draw:style-name="gr2" draw:text-style-name="P1" draw:layer="layout" svg:width="2cm" svg:height="1.2cm" svg:x="1.4cm" svg:y="4cm">
          <draw:text-box>
            <text:p><text:span text:style-name="T1">epoch</text:span></text:p>
          </draw:text-box>
        </draw:frame>
        <draw:frame draw:style-name="gr3" draw:text-style-name="P2" draw:layer="layout" svg:width="5.684cm" svg:height="4.372cm" svg:x="3cm" svg:y="1.9cm">
          <draw:image xlink:href="Pictures/10000000000001A0000001408D88B5A2A5985C42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atin Modern Mono1" svg:font-family="'Latin Modern Mono'" style:font-pitch="fixed"/>
    <style:font-face style:name="Latin Modern Mono2" svg:font-family="'Latin Modern Mono'" style:font-adornments="10 Regular" style:font-pitch="fixed"/>
    <style:font-face style:name="Latin Modern Mono" svg:font-family="'Latin Modern Mono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1cm" fo:page-height="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6T20:48:01.947541829</meta:creation-date>
    <dc:date>2017-12-06T22:15:28.073199280</dc:date>
    <meta:editing-duration>PT20M26S</meta:editing-duration>
    <meta:editing-cycles>9</meta:editing-cycles>
    <meta:generator>LibreOffice/5.1.6.2$Linux_X86_64 LibreOffice_project/10m0$Build-2</meta:generator>
    <meta:document-statistic meta:object-count="4"/>
  </office:meta>
</office:document-meta>
</file>